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783cm" fo:margin-left="1.198cm" fo:margin-top="0cm" fo:margin-bottom="0cm" table:align="left" style:writing-mode="page"/>
    </style:style>
    <style:style style:name="Tabla1.A" style:family="table-column">
      <style:table-column-properties style:column-width="1.6cm"/>
    </style:style>
    <style:style style:name="Tabla1.B" style:family="table-column">
      <style:table-column-properties style:column-width="2.589cm"/>
    </style:style>
    <style:style style:name="Tabla1.C" style:family="table-column">
      <style:table-column-properties style:column-width="2.148cm"/>
    </style:style>
    <style:style style:name="Tabla1.1" style:family="table-row">
      <style:table-row-properties style:row-height="0.711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C1" style:family="table-cell">
      <style:table-cell-properties style:vertical-align="middle" fo:background-color="#dcdcdc" fo:padding="0.097cm" fo:border-left="0.5pt solid #000000" fo:border-right="none" fo:border-top="none" fo:border-bottom="none">
        <style:background-image/>
      </style:table-cell-properties>
    </style:style>
    <style:style style:name="Tabla1.A2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1.C2" style:family="table-cell">
      <style:table-cell-properties style:vertical-align="middle"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="0.5pt solid #000000">
        <style:background-image/>
      </style:table-cell-properties>
    </style:style>
    <style:style style:name="Tabla1.B3" style:family="table-cell">
      <style:table-cell-properties style:vertical-align="middle" fo:padding="0.097cm" fo:border="0.5pt solid #000000"/>
    </style:style>
    <style:style style:name="Tabla1.C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4" style:family="table-cell">
      <style:table-cell-properties style:vertical-align="middle" fo:padding="0.097cm" fo:border="none"/>
    </style:style>
    <style:style style:name="Tab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4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4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4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4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5" style:family="table-cell">
      <style:table-cell-properties style:vertical-align="middle" fo:padding="0.097cm" fo:border="none"/>
    </style:style>
    <style:style style:name="Tab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5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5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5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5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6" style:family="table-cell">
      <style:table-cell-properties style:vertical-align="middle" fo:padding="0.097cm" fo:border="none"/>
    </style:style>
    <style:style style:name="Tabla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6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6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6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7" style:family="table-cell">
      <style:table-cell-properties style:vertical-align="middle" fo:padding="0.097cm" fo:border="none"/>
    </style:style>
    <style:style style:name="Tabla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7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7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7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8" style:family="table-cell">
      <style:table-cell-properties style:vertical-align="middle" fo:padding="0.097cm" fo:border-left="none" fo:border-right="none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8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8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8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9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9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9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0" style:family="table-cell">
      <style:table-cell-properties style:vertical-align="middle" fo:padding="0.097cm" fo:border="none"/>
    </style:style>
    <style:style style:name="Tabla1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0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0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10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10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1" style:family="table-cell">
      <style:table-cell-properties style:vertical-align="middle" fo:padding="0.097cm" fo:border="none"/>
    </style:style>
    <style:style style:name="Tabla1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1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1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11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11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2" style:family="table-cell">
      <style:table-cell-properties style:vertical-align="middle" fo:padding="0.097cm" fo:border="none"/>
    </style:style>
    <style:style style:name="Tabla1.B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2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2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12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12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3" style:family="table-cell">
      <style:table-cell-properties style:vertical-align="middle" fo:padding="0.097cm" fo:border="none"/>
    </style:style>
    <style:style style:name="Tabla1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D13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1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F1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4" style:family="table-cell">
      <style:table-cell-properties style:vertical-align="middle" fo:padding="0.097cm" fo:border-left="none" fo:border-right="none" fo:border-top="none" fo:border-bottom="0.5pt solid #000000"/>
    </style:style>
    <style:style style:name="Tabla1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4" style:family="table-cell" style:data-style-name="N0">
      <style:table-cell-properties style:vertical-align="middle" fo:padding="0.097cm" fo:border-left="0.5pt solid #000000" fo:border-right="0.5pt solid #000000" fo:border-top="none" fo:border-bottom="none"/>
    </style:style>
    <style:style style:name="Tabla1.D14" style:family="table-cell" style:data-style-name="N0">
      <style:table-cell-properties style:vertical-align="middle" fo:padding="0.097cm" fo:border-left="none" fo:border-right="0.5pt solid #000000" fo:border-top="none" fo:border-bottom="none"/>
    </style:style>
    <style:style style:name="Tabla1.E14" style:family="table-cell" style:data-style-name="N0">
      <style:table-cell-properties style:vertical-align="middle" fo:padding="0.097cm" fo:border="none"/>
    </style:style>
    <style:style style:name="Tabla1.F14" style:family="table-cell" style:data-style-name="N0">
      <style:table-cell-properties style:vertical-align="middle" fo:padding="0.097cm" fo:border="none"/>
    </style:style>
    <style:style style:name="Tabla1.15" style:family="table-row">
      <style:table-row-properties style:row-height="1.536cm" fo:keep-together="auto"/>
    </style:style>
    <style:style style:name="Tabla1.A15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C15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D15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.E15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F15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P1" style:family="paragraph" style:parent-style-name="Standard">
      <style:text-properties officeooo:paragraph-rsid="0011f52a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3ec2f" officeooo:paragraph-rsid="0013ec2f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/>
      <style:text-properties officeooo:paragraph-rsid="05d733c6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officeooo:rsid="00105227" officeooo:paragraph-rsid="0010522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ec2f" style:font-weight-asian="bold"/>
    </style:style>
    <style:style style:name="T3" style:family="text">
      <style:text-properties style:text-position="super 58%"/>
    </style:style>
    <style:style style:name="T4" style:family="text">
      <style:text-properties officeooo:rsid="0011f52a"/>
    </style:style>
    <style:style style:name="T5" style:family="text">
      <style:text-properties officeooo:rsid="0013ec2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C1" table:number-columns-spanned="2" office:value-type="string">
            <text:p text:style-name="P5">LD</text:p>
          </table:table-cell>
          <table:covered-table-cell/>
          <table:table-cell table:style-name="Tabla1.C1" table:number-columns-spanned="2" office:value-type="string">
            <text:p text:style-name="P5">SD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2">Time </text:p>
          </table:table-cell>
          <table:covered-table-cell/>
          <table:table-cell table:style-name="Tabla1.C2" office:value-type="string">
            <text:p text:style-name="P6"><text:span text:style-name="T1"><text:s/></text:span><text:span text:style-name="T2">NR</text:span></text:p>
          </table:table-cell>
          <table:table-cell table:style-name="Tabla1.C2" office:value-type="string">
            <text:p text:style-name="P4"><text:s/><text:span text:style-name="T5">GS</text:span></text:p>
          </table:table-cell>
          <table:table-cell table:style-name="Tabla1.C2" office:value-type="string">
            <text:p text:style-name="P5">NR</text:p>
          </table:table-cell>
          <table:table-cell table:style-name="Tabla1.F2" office:value-type="string">
            <text:p text:style-name="P5">GS</text:p>
          </table:table-cell>
        </table:table-row>
        <table:table-row table:style-name="Tabla1.1">
          <table:table-cell table:style-name="Tabla1.A2" table:number-rows-spanned="6" office:value-type="string">
            <text:p text:style-name="P9">1<text:span text:style-name="T3">st</text:span> day</text:p>
          </table:table-cell>
          <table:table-cell table:style-name="Tabla1.B3" office:value-type="string">
            <text:p text:style-name="P3">ZT00</text:p>
          </table:table-cell>
          <table:table-cell table:style-name="Tabla1.C3" office:value-type="float" office:value="1.13">
            <text:p text:style-name="P8">1,13</text:p>
          </table:table-cell>
          <table:table-cell table:style-name="Tabla1.D3" office:value-type="float" office:value="0.05775">
            <text:p text:style-name="P8">0,06</text:p>
          </table:table-cell>
          <table:table-cell table:style-name="Tabla1.E3" office:value-type="float" office:value="2.757575758">
            <text:p text:style-name="P8">2,76</text:p>
          </table:table-cell>
          <table:table-cell table:style-name="Tabla1.F3" office:value-type="float" office:value="0.156888">
            <text:p text:style-name="P8">0,16</text:p>
          </table:table-cell>
        </table:table-row>
        <table:table-row table:style-name="Tabla1.1">
          <table:covered-table-cell table:style-name="Tabla1.A4"/>
          <table:table-cell table:style-name="Tabla1.B4" office:value-type="string">
            <text:p text:style-name="P3">ZT04</text:p>
          </table:table-cell>
          <table:table-cell table:style-name="Tabla1.C4" office:value-type="float" office:value="1.142857143">
            <text:p text:style-name="P8">1,14</text:p>
          </table:table-cell>
          <table:table-cell table:style-name="Tabla1.D4" office:value-type="float" office:value="0.07">
            <text:p text:style-name="P8">0,07</text:p>
          </table:table-cell>
          <table:table-cell table:style-name="Tabla1.E4" office:value-type="float" office:value="2.959090909">
            <text:p text:style-name="P8">2,96</text:p>
          </table:table-cell>
          <table:table-cell table:style-name="Tabla1.F4" office:value-type="float" office:value="0.223776">
            <text:p text:style-name="P8">0,22</text:p>
          </table:table-cell>
        </table:table-row>
        <table:table-row table:style-name="Tabla1.1">
          <table:covered-table-cell table:style-name="Tabla1.A4"/>
          <table:table-cell table:style-name="Tabla1.B5" office:value-type="string">
            <text:p text:style-name="P3">ZT08</text:p>
          </table:table-cell>
          <table:table-cell table:style-name="Tabla1.C5" office:value-type="float" office:value="1.256818182">
            <text:p text:style-name="P8">1,26</text:p>
          </table:table-cell>
          <table:table-cell table:style-name="Tabla1.D5" office:value-type="float" office:value="0.040908">
            <text:p text:style-name="P8">0,04</text:p>
          </table:table-cell>
          <table:table-cell table:style-name="Tabla1.E5" office:value-type="float" office:value="3.277272727">
            <text:p text:style-name="P8">3,28</text:p>
          </table:table-cell>
          <table:table-cell table:style-name="Tabla1.F5" office:value-type="float" office:value="0.156576">
            <text:p text:style-name="P8">0,16</text:p>
          </table:table-cell>
        </table:table-row>
        <table:table-row table:style-name="Tabla1.1">
          <table:covered-table-cell table:style-name="Tabla1.A4"/>
          <table:table-cell table:style-name="Tabla1.B6" office:value-type="string">
            <text:p text:style-name="P3">ZT12</text:p>
          </table:table-cell>
          <table:table-cell table:style-name="Tabla1.C6" office:value-type="float" office:value="1.072727273">
            <text:p text:style-name="P8">1,07</text:p>
          </table:table-cell>
          <table:table-cell table:style-name="Tabla1.D6" office:value-type="float" office:value="0.071946">
            <text:p text:style-name="P8">0,07</text:p>
          </table:table-cell>
          <table:table-cell table:style-name="Tabla1.E6" office:value-type="float" office:value="2.381818182">
            <text:p text:style-name="P8">2,38</text:p>
          </table:table-cell>
          <table:table-cell table:style-name="Tabla1.F6" office:value-type="float" office:value="0.168336">
            <text:p text:style-name="P8">0,17</text:p>
          </table:table-cell>
        </table:table-row>
        <table:table-row table:style-name="Tabla1.1">
          <table:covered-table-cell table:style-name="Tabla1.A4"/>
          <table:table-cell table:style-name="Tabla1.B7" office:value-type="string">
            <text:p text:style-name="P3">ZT16</text:p>
          </table:table-cell>
          <table:table-cell table:style-name="Tabla1.C7" office:value-type="float" office:value="0.933333333">
            <text:p text:style-name="P8">0,93</text:p>
          </table:table-cell>
          <table:table-cell table:style-name="Tabla1.D7" office:value-type="float" office:value="0.0428358">
            <text:p text:style-name="P8">0,04</text:p>
          </table:table-cell>
          <table:table-cell table:style-name="Tabla1.E7" office:value-type="float" office:value="2.036363636">
            <text:p text:style-name="P8">2,04</text:p>
          </table:table-cell>
          <table:table-cell table:style-name="Tabla1.F7" office:value-type="float" office:value="0.169512">
            <text:p text:style-name="P8">0,17</text:p>
          </table:table-cell>
        </table:table-row>
        <table:table-row table:style-name="Tabla1.1">
          <table:covered-table-cell table:style-name="Tabla1.A8"/>
          <table:table-cell table:style-name="Tabla1.B8" office:value-type="string">
            <text:p text:style-name="P3">ZT20</text:p>
          </table:table-cell>
          <table:table-cell table:style-name="Tabla1.C8" office:value-type="float" office:value="0.845454545">
            <text:p text:style-name="P8">0,85</text:p>
          </table:table-cell>
          <table:table-cell table:style-name="Tabla1.D8" office:value-type="float" office:value="0.032088">
            <text:p text:style-name="P8">0,03</text:p>
          </table:table-cell>
          <table:table-cell table:style-name="Tabla1.E8" office:value-type="float" office:value="2.768181818">
            <text:p text:style-name="P8">2,77</text:p>
          </table:table-cell>
          <table:table-cell table:style-name="Tabla1.F8" office:value-type="float" office:value="0.161448">
            <text:p text:style-name="P8">0,16</text:p>
          </table:table-cell>
        </table:table-row>
        <table:table-row table:style-name="Tabla1.1">
          <table:table-cell table:style-name="Tabla1.A2" table:number-rows-spanned="6" office:value-type="string">
            <text:p text:style-name="P9">2<text:span text:style-name="T3">nd</text:span> day</text:p>
          </table:table-cell>
          <table:table-cell table:style-name="Tabla1.B9" office:value-type="string">
            <text:p text:style-name="P3">ZT00</text:p>
          </table:table-cell>
          <table:table-cell table:style-name="Tabla1.C9" office:value-type="float" office:value="1.254545455">
            <text:p text:style-name="P8">1,25</text:p>
          </table:table-cell>
          <table:table-cell table:style-name="Tabla1.D9" office:value-type="float" office:value="0.043806">
            <text:p text:style-name="P8">0,04</text:p>
          </table:table-cell>
          <table:table-cell table:style-name="Tabla1.E9" office:value-type="float" office:value="2.459090909">
            <text:p text:style-name="P8">2,46</text:p>
          </table:table-cell>
          <table:table-cell table:style-name="Tabla1.F9" office:value-type="float" office:value="0.190008">
            <text:p text:style-name="P8">0,19</text:p>
          </table:table-cell>
        </table:table-row>
        <table:table-row table:style-name="Tabla1.1">
          <table:covered-table-cell table:style-name="Tabla1.A10"/>
          <table:table-cell table:style-name="Tabla1.B10" office:value-type="string">
            <text:p text:style-name="P3">ZT04</text:p>
          </table:table-cell>
          <table:table-cell table:style-name="Tabla1.C10" office:value-type="float" office:value="1.1">
            <text:p text:style-name="P8">1,1</text:p>
          </table:table-cell>
          <table:table-cell table:style-name="Tabla1.D10" office:value-type="float" office:value="0.08064">
            <text:p text:style-name="P8">0,08</text:p>
          </table:table-cell>
          <table:table-cell table:style-name="Tabla1.E10" office:value-type="float" office:value="2.322727273">
            <text:p text:style-name="P8">2,32</text:p>
          </table:table-cell>
          <table:table-cell table:style-name="Tabla1.F10" office:value-type="float" office:value="0.18732">
            <text:p text:style-name="P8">0,19</text:p>
          </table:table-cell>
        </table:table-row>
        <table:table-row table:style-name="Tabla1.1">
          <table:covered-table-cell table:style-name="Tabla1.A10"/>
          <table:table-cell table:style-name="Tabla1.B11" office:value-type="string">
            <text:p text:style-name="P3">ZT08</text:p>
          </table:table-cell>
          <table:table-cell table:style-name="Tabla1.C11" office:value-type="float" office:value="1.5">
            <text:p text:style-name="P8">1,5</text:p>
          </table:table-cell>
          <table:table-cell table:style-name="Tabla1.D11" office:value-type="float" office:value="0.051366">
            <text:p text:style-name="P8">0,05</text:p>
          </table:table-cell>
          <table:table-cell table:style-name="Tabla1.E11" office:value-type="float" office:value="3.095454545">
            <text:p text:style-name="P8">3,1</text:p>
          </table:table-cell>
          <table:table-cell table:style-name="Tabla1.F11" office:value-type="float" office:value="0.18396">
            <text:p text:style-name="P8">0,18</text:p>
          </table:table-cell>
        </table:table-row>
        <table:table-row table:style-name="Tabla1.1">
          <table:covered-table-cell table:style-name="Tabla1.A10"/>
          <table:table-cell table:style-name="Tabla1.B12" office:value-type="string">
            <text:p text:style-name="P3">ZT12</text:p>
          </table:table-cell>
          <table:table-cell table:style-name="Tabla1.C12" office:value-type="float" office:value="1.268181818">
            <text:p text:style-name="P8">1,27</text:p>
          </table:table-cell>
          <table:table-cell table:style-name="Tabla1.D12" office:value-type="float" office:value="0.03864">
            <text:p text:style-name="P8">0,04</text:p>
          </table:table-cell>
          <table:table-cell table:style-name="Tabla1.E12" office:value-type="float" office:value="2.521212121">
            <text:p text:style-name="P8">2,52</text:p>
          </table:table-cell>
          <table:table-cell table:style-name="Tabla1.F12" office:value-type="float" office:value="0.123312">
            <text:p text:style-name="P8">0,12</text:p>
          </table:table-cell>
        </table:table-row>
        <table:table-row table:style-name="Tabla1.1">
          <table:covered-table-cell table:style-name="Tabla1.A10"/>
          <table:table-cell table:style-name="Tabla1.B13" office:value-type="string">
            <text:p text:style-name="P3">ZT16</text:p>
          </table:table-cell>
          <table:table-cell table:style-name="Tabla1.C13" office:value-type="float" office:value="1.018181818">
            <text:p text:style-name="P8">1,02</text:p>
          </table:table-cell>
          <table:table-cell table:style-name="Tabla1.D13" office:value-type="float" office:value="0.037968">
            <text:p text:style-name="P8">0,04</text:p>
          </table:table-cell>
          <table:table-cell table:style-name="Tabla1.E13" office:value-type="float" office:value="2.478787879">
            <text:p text:style-name="P8">2,48</text:p>
          </table:table-cell>
          <table:table-cell table:style-name="Tabla1.F13" office:value-type="float" office:value="0.13776">
            <text:p text:style-name="P8">0,14</text:p>
          </table:table-cell>
        </table:table-row>
        <table:table-row table:style-name="Tabla1.1">
          <table:covered-table-cell table:style-name="Tabla1.A14"/>
          <table:table-cell table:style-name="Tabla1.B14" office:value-type="string">
            <text:p text:style-name="P3">ZT20</text:p>
          </table:table-cell>
          <table:table-cell table:style-name="Tabla1.C14" office:value-type="float" office:value="1.145454545">
            <text:p text:style-name="P8">1,15</text:p>
          </table:table-cell>
          <table:table-cell table:style-name="Tabla1.D14" office:value-type="float" office:value="0.042126">
            <text:p text:style-name="P8">0,04</text:p>
          </table:table-cell>
          <table:table-cell table:style-name="Tabla1.E14" office:value-type="float" office:value="1.865909091">
            <text:p text:style-name="P8">1,87</text:p>
          </table:table-cell>
          <table:table-cell table:style-name="Tabla1.F14" office:value-type="float" office:value="0.154896">
            <text:p text:style-name="P8">0,15</text:p>
          </table:table-cell>
        </table:table-row>
        <table:table-row table:style-name="Tabla1.15">
          <table:table-cell table:style-name="Tabla1.A15" table:number-columns-spanned="2" office:value-type="string">
            <text:p text:style-name="P7"><text:s/><text:span text:style-name="T4">Rhythmicity p-value</text:span></text:p>
          </table:table-cell>
          <table:covered-table-cell/>
          <table:table-cell table:style-name="Tabla1.C15" office:value-type="string">
            <text:p text:style-name="P8">2,35<text:span text:style-name="T5">x</text:span>10<text:span text:style-name="T3">-2</text:span></text:p>
          </table:table-cell>
          <table:table-cell table:style-name="Tabla1.D15" office:value-type="string">
            <text:p text:style-name="P8">4,53<text:span text:style-name="T5">x</text:span>10<text:span text:style-name="T3">-2</text:span></text:p>
          </table:table-cell>
          <table:table-cell table:style-name="Tabla1.E15" office:value-type="string">
            <text:p text:style-name="P8">3,24<text:span text:style-name="T5">x</text:span>10<text:span text:style-name="T3">-2</text:span></text:p>
          </table:table-cell>
          <table:table-cell table:style-name="Tabla1.F15" office:value-type="string">
            <text:p text:style-name="P8">2,04<text:span text:style-name="T5">x</text:span>10<text:span text:style-name="T3">-2</text:span></text:p>
          </table:table-cell>
        </table:table-row>
      </table:table>
      <text:p text:style-name="P1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_28_user_29_" style:display-name="Figure (user)" style:family="paragraph" style:parent-style-name="Caption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3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36:27.352139436</meta:creation-date>
    <dc:date>2023-11-11T00:28:12.903028575</dc:date>
    <meta:editing-duration>PT1H14M27S</meta:editing-duration>
    <meta:editing-cycles>6</meta:editing-cycles>
    <meta:generator>LibreOffice/7.6.2.1$Linux_X86_64 LibreOffice_project/60$Build-1</meta:generator>
    <meta:document-statistic meta:table-count="1" meta:image-count="0" meta:object-count="0" meta:page-count="1" meta:paragraph-count="74" meta:word-count="77" meta:character-count="326" meta:non-whitespace-character-count="319"/>
  </office:meta>
</office:document-meta>
</file>